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margin-left="0cm" fo:margin-right="0cm" fo:text-indent="0cm" style:auto-text-indent="false" style:writing-mode="lr-tb"/>
      <style:text-properties fo:background-color="transparent"/>
    </style:style>
    <style:style style:name="P2" style:family="paragraph" style:parent-style-name="Text_20_body">
      <style:paragraph-properties fo:margin-left="0cm" fo:margin-right="0cm" fo:text-indent="0cm" style:auto-text-indent="false" fo:padding="0cm" fo:border="none" style:writing-mode="lr-tb"/>
      <style:text-properties fo:background-color="transparent"/>
    </style:style>
    <style:style style:name="P3" style:family="paragraph" style:parent-style-name="Text_20_body">
      <style:paragraph-properties fo:margin-left="0.635cm" fo:margin-right="0cm" fo:text-indent="0cm" style:auto-text-indent="false" fo:padding="0cm" fo:border="none" style:writing-mode="lr-tb"/>
      <style:text-properties fo:background-color="transparent"/>
    </style:style>
    <style:style style:name="P4" style:family="paragraph" style:parent-style-name="Text_20_body" style:list-style-name="L1">
      <style:paragraph-properties fo:margin-left="0cm" fo:margin-right="0cm" fo:text-indent="0cm" style:auto-text-indent="false" fo:padding="0cm" fo:border="none" style:writing-mode="lr-tb"/>
      <style:text-properties fo:background-color="transparent"/>
    </style:style>
    <style:style style:name="P5" style:family="paragraph" style:parent-style-name="Text_20_body" style:list-style-name="L2">
      <style:paragraph-properties fo:margin-left="0.635cm" fo:margin-right="0cm" fo:text-indent="0cm" style:auto-text-indent="false" fo:padding="0cm" fo:border="none" style:writing-mode="lr-tb"/>
      <style:text-properties fo:background-color="transparent"/>
    </style:style>
    <style:style style:name="P6" style:family="paragraph" style:parent-style-name="Text_20_body" style:list-style-name="L3">
      <style:paragraph-properties fo:margin-left="0cm" fo:margin-right="0cm" fo:text-indent="0cm" style:auto-text-indent="false" fo:padding="0cm" fo:border="none" style:writing-mode="lr-tb"/>
      <style:text-properties fo:background-color="transparent"/>
    </style:style>
    <style:style style:name="P7" style:family="paragraph" style:parent-style-name="Text_20_body" style:list-style-name="L3">
      <style:paragraph-properties fo:margin-left="0cm" fo:margin-right="0cm" fo:text-indent="0cm" style:auto-text-indent="false" fo:padding="0cm" fo:border="none" style:writing-mode="lr-tb"/>
      <style:text-properties officeooo:paragraph-rsid="000a8a82" fo:background-color="transparent"/>
    </style:style>
    <style:style style:name="P8" style:family="paragraph" style:parent-style-name="Text_20_body" style:list-style-name="L1">
      <style:paragraph-properties fo:margin-left="0cm" fo:margin-right="0cm" fo:text-indent="0cm" style:auto-text-indent="false" fo:padding="0cm" fo:border="none" style:writing-mode="lr-tb"/>
      <style:text-properties officeooo:rsid="0006cff1" officeooo:paragraph-rsid="0006cff1" fo:background-color="transparent"/>
    </style:style>
    <style:style style:name="P9" style:family="paragraph" style:parent-style-name="Text_20_body" style:list-style-name="L1">
      <style:paragraph-properties fo:margin-left="0cm" fo:margin-right="0cm" fo:text-indent="0cm" style:auto-text-indent="false" fo:padding="0cm" fo:border="none" style:writing-mode="lr-tb"/>
      <style:text-properties officeooo:rsid="0006cff1" officeooo:paragraph-rsid="0008436c" fo:background-color="transparent"/>
    </style:style>
    <style:style style:name="P10" style:family="paragraph" style:parent-style-name="Text_20_body">
      <style:paragraph-properties fo:margin-left="0.635cm" fo:margin-right="0cm" fo:text-indent="0cm" style:auto-text-indent="false" fo:padding="0cm" fo:border="none" style:writing-mode="lr-tb"/>
      <style:text-properties officeooo:paragraph-rsid="0008436c" fo:background-color="transparent"/>
    </style:style>
    <style:style style:name="P11" style:family="paragraph" style:parent-style-name="Text_20_body" style:list-style-name="L1">
      <style:paragraph-properties fo:margin-left="0cm" fo:margin-right="0cm" fo:text-indent="0cm" style:auto-text-indent="false" fo:padding="0cm" fo:border="none" style:writing-mode="lr-tb"/>
    </style:style>
    <style:style style:name="T1" style:family="text">
      <style:text-properties fo:background-color="transparent" loext:char-shading-value="0"/>
    </style:style>
    <style:style style:name="T2" style:family="text">
      <style:text-properties officeooo:rsid="0008436c" fo:background-color="transparent" loext:char-shading-value="0"/>
    </style:style>
    <style:style style:name="T3" style:family="text">
      <style:text-properties officeooo:rsid="0008436c"/>
    </style:style>
    <style:style style:name="T4" style:family="text">
      <style:text-properties officeooo:rsid="00095f99"/>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000adc57-7fff-3de8-7c6c-5ff022c242c0"/>Часть 1</text:p>
      <text:list text:style-name="L1">
        <text:list-item>
          <text:p text:style-name="P4">Используете ли вы какие-нибудь сборщики на платформе Node.js (gulp, webpack)?</text:p>
          <text:p text:style-name="P8">В процессе обучения и на стажировках в коммерческих проектах использовала сборщики Gulp и Webpack. Сейчас изучаю React и пользуюсь Vite.</text:p>
          <text:p text:style-name="P8"/>
        </text:list-item>
        <text:list-item>
          <text:p text:style-name="P4">Используете ли вы для написания стилей препроцессоры (Less, Sass, PostCSS)?</text:p>
          <text:p text:style-name="P9">В процессе обучения использовала Less и Sass, на стажировках в коммерческих проектах использовала только Sass.</text:p>
          <text:p text:style-name="P9"/>
        </text:list-item>
        <text:list-item>
          <text:p text:style-name="P4">Какие ресурсы вы используете для развития в профессиональной сфере или использовали для выполнения работы? Приведите несколько примеров.</text:p>
          <text:p text:style-name="P11"><text:span text:style-name="T1">Для развития использую различные бесплатные и платные курсы и статьи от htmlacademy и hexlet, сайт learn.javascript.ru, смотрю обучающие видео на youtube </text:span><text:span text:style-name="T2">(например каналы </text:span>Front-end Science с Сергеем Пузанковым, Фрилансер по жизни, WebDev с нуля. Канал Алекса Лущенко<text:span text:style-name="T3">), решаю задачки на codewars.com, также часто использую материалы с htmlbook.ru, MDN Web Docs.</text:span></text:p>
          <text:p text:style-name="P4"/>
        </text:list-item>
        <text:list-item>
          <text:p text:style-name="P4">Какое направление развития вам более близко: JS-программирование, HTML-CSS-верстка, или что-то еще?</text:p>
          <text:p text:style-name="P4">Очень хочется развиваться не только в верстке <text:span text:style-name="T3">(хотя верстка очень интересна на данном этапе)</text:span>, но и создании интерактивных сайтов и интерфейсов на <text:span text:style-name="T3">JS, постепенно перейти к использованию JS-фреймворков.</text:span></text:p>
        </text:list-item>
      </text:list>
      <text:p text:style-name="P2"/>
      <text:list text:continue-numbering="true" text:style-name="L1">
        <text:list-item>
          <text:p text:style-name="P4">Чем, на ваш взгляд, отличается хорошая верстка от плохой с точки зрения</text:p>
        </text:list-item>
      </text:list>
      <text:list text:style-name="L2">
        <text:list-item>
          <text:p text:style-name="P5">пользователя;</text:p>
        </text:list-item>
        <text:list-item>
          <text:p text:style-name="P5">дизайнера;</text:p>
        </text:list-item>
        <text:list-item>
          <text:p text:style-name="P5">верстальщика.</text:p>
        </text:list-item>
      </text:list>
      <text:p text:style-name="P3">С точки зрения пользователя плохая верстка, как мне кажется, это неудачные цветовые решения (слишком яркие или темные цвета), плохо читаемые шрифты, неудобно расположенные кнопки или интерактивные элементы, не очевидность интерактивных элементов (например, при наведении на кнопку не меняется курсор и нет состояния наведения, то есть пользователю не очевидно, что с элементом можно как-то взаимодействовать), некрасиво съехавший текст и т. д. Хорошая верстка соответственно наоборот.</text:p>
      <text:p text:style-name="P10">С точки зрения дизайнера в главной степени думаю, что плохая верстка - это несоблюдение стайл гайда, не те цвета и шрифты, что представлены в макете, не соблюдение обозначенных отступов и интервалов, нет обозначенного на макете адаптива <text:soft-page-break/>для разных размеров экранов. В хорошей верстке все разногласия с макетом должны быть согласованы с дизайнером.</text:p>
      <text:p text:style-name="P10">С точки зрения верстальщика плохая верстка — это использование неверных тегов или верстка из одних <text:span text:style-name="T3">div-ов (не семантическая верстка), неверная структура </text:span><text:span text:style-name="T4">HTML-</text:span><text:span text:style-name="T3">документа, использование инлайновых стилей в резметке или !import</text:span><text:span text:style-name="T4">ant для переопределения стилей без необходимости, использование слишком длинных и не очевидных названий классов, верстка начинает ломаться при добавлении элементов или смене размера экрана. Хорошая верстка должна быть понятна всем участникам команды и легка в доработке и в ней не должно ничего ломаться при малейшем изменении.</text:span></text:p>
      <text:p text:style-name="P10"/>
      <text:list text:style-name="L3">
        <text:list-item>
          <text:p text:style-name="P6">В процессе работы дизайнер прислал дизайн страницы, на котором не показано, как должны выглядеть интерактивные элементы при наведении мыши. Ваши действия?</text:p>
          <text:p text:style-name="P6">Уточню данный вопрос у дизайнера, если данные состояния дизайном не предусмотрены, то уточню у руководителя как лучше поступить в данной ситуации и могу ли я предложить свой вариант интерактивных состояний элементов.</text:p>
          <text:p text:style-name="P6"/>
        </text:list-item>
        <text:list-item>
          <text:p text:style-name="P7">Клиент захотел другой дизайн и Вас просят внести изменения в работу, которую вы уже сделали и сделали хорошо. Ваши действия?</text:p>
          <text:p text:style-name="P7">Данные изменения должны быть согласованы со всеми участниками команды и указаны в договоре с клиентом. Если все утверждено, то внесу изменения.</text:p>
          <text:p text:style-name="P7"/>
        </text:list-item>
        <text:list-item>
          <text:p text:style-name="P6">Расскажите нам немного о себе или прикрепите резюме к выполненному заданию.</text:p>
          <text:p text:style-name="P6">Прикрепила резюме.</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4T13:34:35.902487828</meta:creation-date>
    <dc:date>2023-12-04T15:33:13.037988338</dc:date>
    <meta:editing-duration>PT1H58M35S</meta:editing-duration>
    <meta:editing-cycles>4</meta:editing-cycles>
    <meta:generator>LibreOffice/7.6.2.1$MacOSX_AARCH64 LibreOffice_project/56f7684011345957bbf33a7ee678afaf4d2ba333</meta:generator>
    <meta:document-statistic meta:table-count="0" meta:image-count="0" meta:object-count="0" meta:page-count="2" meta:paragraph-count="22" meta:word-count="484" meta:character-count="3437" meta:non-whitespace-character-count="2985"/>
  </office:meta>
</office:document-meta>
</file>